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f2fd4" officeooo:paragraph-rsid="000f2fd4"/>
    </style:style>
    <style:style style:name="P2" style:family="paragraph" style:parent-style-name="Text_20_body" style:list-style-name="L1">
      <style:text-properties officeooo:rsid="0011233c" officeooo:paragraph-rsid="0011233c"/>
    </style:style>
    <style:style style:name="P3" style:family="paragraph" style:parent-style-name="Text_20_body" style:list-style-name="L1">
      <style:text-properties officeooo:rsid="00134f3c" officeooo:paragraph-rsid="00134f3c"/>
    </style:style>
    <style:style style:name="P4" style:family="paragraph" style:parent-style-name="Text_20_body" style:list-style-name="L2">
      <style:text-properties officeooo:rsid="0013d080" officeooo:paragraph-rsid="0013d080"/>
    </style:style>
    <style:style style:name="P5" style:family="paragraph" style:parent-style-name="Text_20_body" style:list-style-name="L2">
      <style:text-properties officeooo:rsid="0013e2e4" officeooo:paragraph-rsid="0013e2e4"/>
    </style:style>
    <style:style style:name="P6" style:family="paragraph" style:parent-style-name="Text_20_body" style:list-style-name="L2">
      <style:text-properties officeooo:rsid="00154b27" officeooo:paragraph-rsid="00154b27"/>
    </style:style>
    <style:style style:name="P7" style:family="paragraph" style:parent-style-name="Text_20_body" style:list-style-name="L3">
      <style:text-properties officeooo:rsid="0017be55" officeooo:paragraph-rsid="0017be55"/>
    </style:style>
    <style:style style:name="P8" style:family="paragraph" style:parent-style-name="Text_20_body" style:list-style-name="L3">
      <style:text-properties officeooo:rsid="001c5e80" officeooo:paragraph-rsid="001c5e80"/>
    </style:style>
    <style:style style:name="P9" style:family="paragraph" style:parent-style-name="Text_20_body" style:list-style-name="L2">
      <style:text-properties officeooo:rsid="001c5e80" officeooo:paragraph-rsid="001c5e80"/>
    </style:style>
    <style:style style:name="P10" style:family="paragraph" style:parent-style-name="Text_20_body" style:list-style-name="L3">
      <style:text-properties officeooo:rsid="0024f968" officeooo:paragraph-rsid="0025a157"/>
    </style:style>
    <style:style style:name="P11" style:family="paragraph" style:parent-style-name="Text_20_body" style:list-style-name="L3">
      <style:text-properties officeooo:rsid="002747f6" officeooo:paragraph-rsid="002ace61"/>
    </style:style>
    <style:style style:name="P12" style:family="paragraph" style:parent-style-name="Text_20_body" style:list-style-name="L1">
      <style:text-properties officeooo:rsid="002c56a3" officeooo:paragraph-rsid="002c56a3"/>
    </style:style>
    <style:style style:name="P13" style:family="paragraph" style:parent-style-name="Text_20_body" style:list-style-name="L3">
      <style:text-properties officeooo:rsid="002d1e37" officeooo:paragraph-rsid="002d1e37"/>
    </style:style>
    <style:style style:name="P14" style:family="paragraph" style:parent-style-name="Title">
      <style:text-properties style:font-name="Times New Roman" officeooo:rsid="000d2942" officeooo:paragraph-rsid="000d2942"/>
    </style:style>
    <style:style style:name="P15" style:family="paragraph" style:parent-style-name="Subtitle">
      <style:paragraph-properties fo:text-align="end" style:justify-single-word="false"/>
      <style:text-properties style:font-name="Times New Roman" officeooo:rsid="000d9294" officeooo:paragraph-rsid="000d9294"/>
    </style:style>
    <style:style style:name="P16" style:family="paragraph" style:parent-style-name="Heading_20_1">
      <style:text-properties style:font-name="Times New Roman"/>
    </style:style>
    <style:style style:name="P17" style:family="paragraph" style:parent-style-name="Heading_20_1">
      <style:text-properties style:font-name="Times New Roman" officeooo:rsid="000f13fa" officeooo:paragraph-rsid="000f13fa"/>
    </style:style>
    <style:style style:name="P18" style:family="paragraph" style:parent-style-name="Heading_20_1">
      <style:text-properties officeooo:rsid="0015c261" officeooo:paragraph-rsid="0015c261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f13fa"/>
    </style:style>
    <style:style style:name="T3" style:family="text">
      <style:text-properties style:font-name="Times New Roman" officeooo:rsid="0011b311"/>
    </style:style>
    <style:style style:name="T4" style:family="text">
      <style:text-properties style:font-name="Times New Roman" officeooo:rsid="001281cc"/>
    </style:style>
    <style:style style:name="T5" style:family="text">
      <style:text-properties style:font-name="Times New Roman" officeooo:rsid="00134f3c"/>
    </style:style>
    <style:style style:name="T6" style:family="text">
      <style:text-properties style:font-name="Times New Roman" officeooo:rsid="0015c261"/>
    </style:style>
    <style:style style:name="T7" style:family="text">
      <style:text-properties style:font-name="Times New Roman" officeooo:rsid="00198181"/>
    </style:style>
    <style:style style:name="T8" style:family="text">
      <style:text-properties style:font-name="Times New Roman" officeooo:rsid="001aa536"/>
    </style:style>
    <style:style style:name="T9" style:family="text">
      <style:text-properties style:font-name="Times New Roman" officeooo:rsid="001c959e"/>
    </style:style>
    <style:style style:name="T10" style:family="text">
      <style:text-properties style:font-name="Times New Roman" officeooo:rsid="001dd7aa"/>
    </style:style>
    <style:style style:name="T11" style:family="text">
      <style:text-properties style:font-name="Times New Roman" officeooo:rsid="001eccea"/>
    </style:style>
    <style:style style:name="T12" style:family="text">
      <style:text-properties style:font-name="Times New Roman" officeooo:rsid="002000b7"/>
    </style:style>
    <style:style style:name="T13" style:family="text">
      <style:text-properties style:font-name="Times New Roman" officeooo:rsid="00220b5b"/>
    </style:style>
    <style:style style:name="T14" style:family="text">
      <style:text-properties style:font-name="Times New Roman" officeooo:rsid="0022dc47"/>
    </style:style>
    <style:style style:name="T15" style:family="text">
      <style:text-properties style:font-name="Times New Roman" officeooo:rsid="00236b78"/>
    </style:style>
    <style:style style:name="T16" style:family="text">
      <style:text-properties style:font-name="Times New Roman" officeooo:rsid="0024f968"/>
    </style:style>
    <style:style style:name="T17" style:family="text">
      <style:text-properties style:font-name="Times New Roman" officeooo:rsid="0027f523"/>
    </style:style>
    <style:style style:name="T18" style:family="text">
      <style:text-properties style:font-name="Times New Roman" officeooo:rsid="0028dff9"/>
    </style:style>
    <style:style style:name="T19" style:family="text">
      <style:text-properties style:font-name="Times New Roman" officeooo:rsid="002c56a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equirement Analysis of SchoolSystem</text:p>
      <text:p text:style-name="P15">prepared by Zhou Kai</text:p>
      <text:h text:style-name="P16" text:outline-level="1">System Roles:</text:h>
      <text:list xml:id="list927930068868710329" text:style-name="L2">
        <text:list-item>
          <text:p text:style-name="P4"><text:span text:style-name="T1">Administrator: the one who administers the teachers, the system may have one or many administrators.</text:span></text:p>
        </text:list-item>
        <text:list-item>
          <text:p text:style-name="P5"><text:span text:style-name="T1">Teacher: </text:span><text:span text:style-name="T14">represent</text:span><text:span text:style-name="T16">s</text:span><text:span text:style-name="T14"> </text:span><text:span text:style-name="T1">the teachers in the school. </text:span><text:span text:style-name="T12">One teacher teaches one </text:span><text:span text:style-name="T15">and only one </text:span><text:span text:style-name="T12">subject, but he or she may teaches one or many classes.</text:span></text:p>
        </text:list-item>
        <text:list-item>
          <text:p text:style-name="P9"><text:span text:style-name="T1">Advisor: </text:span><text:span text:style-name="T9">a class ha</text:span><text:span text:style-name="T16">s one and </text:span><text:span text:style-name="T9">only one advisor, however, he / she may or may not be </text:span><text:span text:style-name="T11">the</text:span><text:span text:style-name="T9"> teacher of that class. </text:span><text:span text:style-name="T10">The sick leave and other kinds of leaves of the students in the class are managed by the advisor.</text:span></text:p>
        </text:list-item>
        <text:list-item>
          <text:p text:style-name="P6"><text:span text:style-name="T1">Student: the students in the school, </text:span><text:span text:style-name="T13">one student belongs and only belongs to one class, </text:span><text:span text:style-name="T16">but he or she usually takes many subjects</text:span><text:span text:style-name="T13">.</text:span></text:p>
        </text:list-item>
        <text:list-item>
          <text:p text:style-name="P6"><text:span text:style-name="T1">SystemManager: the IT technician who maintenance the SchoolSystem.</text:span></text:p>
        </text:list-item>
      </text:list>
      <text:h text:style-name="P18" text:outline-level="1"><text:span text:style-name="T1">Other System Concepts:</text:span></text:h>
      <text:list xml:id="list3257060073771554256" text:style-name="L3">
        <text:list-item>
          <text:p text:style-name="P7"><text:span text:style-name="T6">D</text:span><text:span text:style-name="T1">epartment, </text:span><text:span text:style-name="T7">all the teachers(including retired) are divided into different departments according to which subject he / she teaches. </text:span><text:span text:style-name="T8">Administrators belong to administrator department.</text:span></text:p>
        </text:list-item>
        <text:list-item>
          <text:p text:style-name="P8"><text:span text:style-name="T7">C</text:span><text:span text:style-name="T1">lass: every student belongs to a certain class.</text:span></text:p>
        </text:list-item>
        <text:list-item>
          <text:p text:style-name="P10"><text:span text:style-name="T13">S</text:span><text:span text:style-name="T1">ubject: represents the subjects in a school, like Math, English, Physics, etc.</text:span></text:p>
        </text:list-item>
        <text:list-item>
          <text:p text:style-name="P11"><text:span text:style-name="T1">Score: </text:span><text:span text:style-name="T17">a score is a qualified performance of a student for an exam, it's given by the teacher to the student. </text:span><text:span text:style-name="T18">A teacher can only give scores of the subject he or she teaches to the students he or she teaches. </text:span><text:span text:style-name="T1"><text:s/></text:span></text:p>
        </text:list-item>
        <text:list-item>
          <text:p text:style-name="P13"><text:span text:style-name="T1">Basic Information: basic information of a student or a teacher or an advisor is his or her name, id, gender, birthday and NRIC.</text:span></text:p>
        </text:list-item>
      </text:list>
      <text:h text:style-name="P17" text:outline-level="1">Use Cases:</text:h>
      <text:list xml:id="list181050185508686430" text:style-name="L1">
        <text:list-item>
          <text:p text:style-name="P1"><text:span text:style-name="T2">A</text:span><text:span text:style-name="T1">dministartor login</text:span></text:p>
        </text:list-item>
        <text:list-item>
          <text:p text:style-name="P1"><text:span text:style-name="T1">Teacher login</text:span></text:p>
        </text:list-item>
        <text:list-item>
          <text:p text:style-name="P1"><text:span text:style-name="T1">Student login</text:span></text:p>
        </text:list-item>
        <text:list-item>
          <text:p text:style-name="P2"><text:span text:style-name="T1">Administrator browse / add / modify teachers</text:span><text:span text:style-name="T5">'</text:span><text:span text:style-name="T1"> </text:span><text:span text:style-name="T3">basic information and status</text:span><text:span text:style-name="T4">(working, retired)</text:span></text:p>
        </text:list-item>
        <text:list-item>
          <text:p text:style-name="P3"><text:span text:style-name="T4">A</text:span><text:span text:style-name="T1">dministrator browse / add / modify teachers' performance</text:span></text:p>
        </text:list-item>
        <text:list-item>
          <text:p text:style-name="P3"><text:span text:style-name="T1">Teacher browse / </text:span><text:span text:style-name="T19">add / modify his or her students scores of the subject he or she teaches.</text:span></text:p>
        </text:list-item>
        <text:list-item>
          <text:p text:style-name="P12"><text:span text:style-name="T19">A</text:span><text:span text:style-name="T1">dvisor browse / add / modify his or her students basic informati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6M43S</meta:editing-duration>
    <meta:editing-cycles>40</meta:editing-cycles>
    <meta:generator>LibreOffice/4.1.5.3$Windows_x86 LibreOffice_project/1c1366bba2ba2b554cd2ca4d87c06da81c05d24</meta:generator>
    <dc:date>2014-05-13T21:03:06.413000000</dc:date>
    <meta:document-statistic meta:table-count="0" meta:image-count="0" meta:object-count="0" meta:page-count="1" meta:paragraph-count="22" meta:word-count="308" meta:character-count="1775" meta:non-whitespace-character-count="1504"/>
    <meta:user-defined meta:name="Info 1"/>
    <meta:user-defined meta:name="Info 2"/>
    <meta:user-defined meta:name="Info 3"/>
    <meta:user-defined meta:name="Info 4"/>
  </office:meta>
</office:document-meta>
</file>